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75cm" svg:y1="3.54cm" svg:x2="22.425cm" svg:y2="3.54cm">
          <text:p/>
        </draw:line>
        <draw:line draw:style-name="gr2" draw:text-style-name="P1" draw:layer="layout" svg:x1="6.715cm" svg:y1="3.54cm" svg:x2="6.715cm" svg:y2="14.97cm">
          <text:p/>
        </draw:line>
        <draw:line draw:style-name="gr2" draw:text-style-name="P1" draw:layer="layout" svg:x1="9.89cm" svg:y1="3.54cm" svg:x2="9.89cm" svg:y2="14.97cm">
          <text:p/>
        </draw:line>
        <draw:line draw:style-name="gr3" draw:text-style-name="P1" draw:layer="layout" svg:x1="3.54cm" svg:y1="4.81cm" svg:x2="6.08cm" svg:y2="4.81cm">
          <text:p text:style-name="P1">Log start</text:p>
        </draw:line>
        <draw:custom-shape draw:style-name="gr4" draw:text-style-name="P1" draw:layer="layout" svg:width="1.27cm" svg:height="7.62cm" svg:x="6.08cm" svg:y="4.175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8.255cm" svg:x="9.255cm" svg:y="4.81cm">
          <text:p text:style-name="P1">ThreadLocal</text:p>
          <text:p text:style-name="P1">Queue</text:p>
          <text:p text:style-name="P1">mang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cm" svg:y1="3.54cm" svg:x2="13.7cm" svg:y2="15.605cm">
          <text:p/>
        </draw:line>
        <draw:custom-shape draw:style-name="gr4" draw:text-style-name="P1" draw:layer="layout" svg:width="1.27cm" svg:height="4.445cm" svg:x="13.065cm" svg:y="6.08cm">
          <text:p text:style-name="P1">Msg</text:p>
          <text:p text:style-name="P1">task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5cm" svg:y1="6.715cm" svg:x2="13.065cm" svg:y2="6.715cm">
          <text:p text:style-name="P1">logging</text:p>
        </draw:line>
        <draw:line draw:style-name="gr2" draw:text-style-name="P1" draw:layer="layout" svg:x1="16.24cm" svg:y1="3.54cm" svg:x2="16.24cm" svg:y2="15.605cm">
          <text:p/>
        </draw:line>
        <draw:custom-shape draw:style-name="gr4" draw:text-style-name="P1" draw:layer="layout" svg:width="1.27cm" svg:height="1.905cm" svg:x="15.605cm" svg:y="12.43cm">
          <text:p text:style-name="P1">Msg runn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525cm" svg:y1="12.43cm" svg:x2="15.605cm" svg:y2="12.43cm">
          <text:p text:style-name="P1">run</text:p>
        </draw:line>
        <draw:line draw:style-name="gr2" draw:text-style-name="P1" draw:layer="layout" svg:x1="18.81cm" svg:y1="3.54cm" svg:x2="18.81cm" svg:y2="15.605cm">
          <text:p/>
        </draw:line>
        <draw:custom-shape draw:style-name="gr4" draw:text-style-name="P1" draw:layer="layout" svg:width="1.27cm" svg:height="1.905cm" svg:x="18.145cm" svg:y="13.065cm">
          <text:p text:style-name="P1">Writ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6.875cm" svg:y1="13.7cm" svg:x2="18.145cm" svg:y2="13.7cm">
          <text:p/>
        </draw:line>
        <draw:frame draw:style-name="gr5" draw:layer="layout" svg:width="5.715cm" svg:height="1.52cm" svg:x="2.27cm" svg:y="1.635cm">
          <draw:text-box>
            <text:p>Pplogger </text:p>
          </draw:text-box>
        </draw:frame>
        <draw:custom-shape draw:style-name="gr6" draw:text-style-name="P1" draw:layer="layout" svg:width="1.27cm" svg:height="1.27cm" svg:x="2.27cm" svg:y="4.1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7" draw:text-style-name="P1" draw:layer="layout" svg:x1="10.525cm" svg:y1="9.89cm" svg:x2="13.065cm" svg:y2="9.89cm">
          <text:p text:style-name="P1">in</text:p>
        </draw:line>
        <draw:line draw:style-name="gr3" draw:text-style-name="P1" draw:layer="layout" svg:x1="7.35cm" svg:y1="11.795cm" svg:x2="9.255cm" svg:y2="11.795cm">
          <text:p text:style-name="P1">end</text:p>
        </draw:line>
        <draw:line draw:style-name="gr1" draw:text-style-name="P1" draw:layer="layout" svg:x1="7.35cm" svg:y1="4.81cm" svg:x2="9.25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YaHei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.0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angtai </meta:initial-creator>
    <meta:creation-date>2010-04-12T17:50:21</meta:creation-date>
    <dc:date>2010-04-12T18:32:28</dc:date>
    <dc:creator>Wang Tai</dc:creator>
    <meta:editing-duration>PT00H11M36S</meta:editing-duration>
    <meta:editing-cycles>3</meta:editing-cycles>
    <meta:generator>OpenOffice.org/3.1$Linux OpenOffice.org_project/310m19$Build-9420</meta:generator>
    <meta:document-statistic meta:object-count="20"/>
  </office:meta>
</office:document-meta>
</file>